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9a999" officeooo:paragraph-rsid="0019a999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19a999" officeooo:paragraph-rsid="0019a999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1aff11" officeooo:paragraph-rsid="001aff11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ff11" style:font-weight-asian="bold" style:font-weight-complex="bold"/>
    </style:style>
    <style:style style:name="T3" style:family="text">
      <style:text-properties officeooo:rsid="001aff11"/>
    </style:style>
    <style:style style:name="T4" style:family="text">
      <style:text-properties style:text-underline-style="solid" style:text-underline-width="auto" style:text-underline-color="font-color" fo:font-weight="bold" officeooo:rsid="001aff11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as del proyecto</text:p>
      <text:p text:style-name="P2"/>
      <text:p text:style-name="P2">1) Desarrollado en Python 3.11.3 (main, Apr 11 2023, 18:35:49) [GCC 11.3.0] on linux</text:p>
      <text:p text:style-name="P2">2) Librerias:</text:p>
      <text:p text:style-name="P2"><text:tab/><text:span text:style-name="T1">SpeechRecognition</text:span>: pip install SpeechRecognition en consola de Ide</text:p>
      <text:p text:style-name="P2"><text:tab/><text:span text:style-name="T1">Pyttsx3</text:span>: pip install pyttsx3</text:p>
      <text:p text:style-name="P2"><text:tab/><text:span text:style-name="T1">PyAudio</text:span>: pip install Pyaudio ó instalar desde <text:a xlink:type="simple" xlink:href="https://pypi.org/project/PyAudio/" text:style-name="Internet_20_link" text:visited-style-name="Visited_20_Internet_20_Link">https://pypi.org/project/PyAudio/</text:a></text:p>
      <text:p text:style-name="P2"><text:tab/><text:span text:style-name="T4">Pywhatkit</text:span><text:span text:style-name="T3">: pip install pywhatkit</text:span><text:tab/></text:p>
      <text:p text:style-name="P2"/>
      <text:p text:style-name="P3">3) VozTech, Voxly, VoiceFlow, SoundMind, SpeakAI, TalkTron, AudioMind </text:p>
      <text:p text:style-name="P2"><text:tab/></text:p>
      <text:p text:style-name="P2"><text:tab/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10:26:54.267006808</meta:creation-date>
    <dc:date>2023-04-26T12:13:09.635426342</dc:date>
    <meta:editing-duration>PT1H25M55S</meta:editing-duration>
    <meta:editing-cycles>1</meta:editing-cycles>
    <meta:document-statistic meta:table-count="0" meta:image-count="0" meta:object-count="0" meta:page-count="1" meta:paragraph-count="10" meta:word-count="51" meta:character-count="398" meta:non-whitespace-character-count="346"/>
    <meta:generator>LibreOffice/7.3.7.2$Linux_X86_64 LibreOffice_project/30$Build-2</meta:generator>
  </office:meta>
</office:document-meta>
</file>